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AuthorizationEntry.setRank( int ra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uthorizationEntry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uthorizationEntry.setOperation( QName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uthorizationEntry.get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uthorizationEntry.buildRoles( String rol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AuthorizationEntry.get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uthorizationEntry.DefaultAuthorizationEntry( String endpoint , QName operation , String roles ,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AuthorizationEntry.getRa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uthorizationEntry.setEndpoint( String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uthorizationEntry.getAc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uthorizationEntr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uthorizationEntry.setType(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uthorizationEntry.DefaultAuthorizationEntry( String endpoint , QName operation , String roles , Type type , int ra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AuthorizationEntry.DefaultAuthorizationEntry( String endpoint , QName operation , String ro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AuthorizationEntry.getRol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AuthorizationEntry.setRoles( String ro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uthorizationEntry.setAcls( Set &lt; GroupPrincipal &gt; ac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uthorizationEntry.DefaultAuthorization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